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cae9"/>
    </style:style>
    <style:style style:name="P2" style:family="paragraph" style:parent-style-name="Standard">
      <style:text-properties officeooo:rsid="0006cae9" officeooo:paragraph-rsid="0006ca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report must generate with the given option but I can see the system only generates report for day but cant generate for country and platform and devices. Please fix this as well.</text:p>
      <text:p text:style-name="P1"/>
      <text:p text:style-name="P2">This is displayed once there are views</text:p>
      <text:p text:style-name="P2"/>
      <text:p text:style-name="P2"/>
      <text:p text:style-name="P2">There is already an option to modify payment methods throught the admin panel. Its in manage payment options where current option can be removed to create ne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11:48:35.782081895</meta:creation-date>
    <dc:date>2020-06-06T11:50:18.004826661</dc:date>
    <meta:editing-duration>PT1M42S</meta:editing-duration>
    <meta:editing-cycles>1</meta:editing-cycles>
    <meta:document-statistic meta:table-count="0" meta:image-count="0" meta:object-count="0" meta:page-count="1" meta:paragraph-count="3" meta:word-count="67" meta:character-count="378" meta:non-whitespace-character-count="314"/>
    <meta:generator>LibreOffice/6.0.7.3$Linux_X86_64 LibreOffice_project/00m0$Build-3</meta:generator>
  </office:meta>
</office:document-meta>
</file>